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 draw:opacity="0%"/>
    </style:style>
    <style:style style:name="gr5" style:family="graphic" style:parent-style-name="standard">
      <style:graphic-properties draw:stroke="solid" svg:stroke-width="0.031cm" svg:stroke-color="#000000" svg:stroke-opacity="0%" draw:stroke-linejoin="miter" svg:stroke-linecap="butt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solid" svg:stroke-width="0.031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7" style:family="graphic" style:parent-style-name="standard">
      <style:graphic-properties draw:stroke="none" draw:fill="solid" draw:fill-color="#000000" draw:opacity="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0.705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fo:min-height="0.501cm"/>
    </style:style>
    <style:style style:name="gr10" style:family="graphic" style:parent-style-name="standard">
      <style:graphic-properties draw:stroke="none" svg:stroke-color="#000000" draw:fill="none" draw:fill-color="#ffffff" fo:min-height="0.62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itr" fo:font-size="10pt" style:font-size-asian="10pt" style:font-name-complex="Titr" style:font-size-complex="10pt"/>
    </style:style>
    <style:style style:name="T1" style:family="text">
      <style:text-properties fo:color="#000000" style:font-name="Helvetica1" fo:font-size="20pt" style:font-size-asian="20pt" style:font-name-complex="Helvetica1" style:font-size-complex="20pt"/>
    </style:style>
    <style:style style:name="T2" style:family="text">
      <style:text-properties style:font-name="Titr" fo:font-size="10pt" style:font-size-asian="10pt" style:font-name-complex="Tit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18cm" svg:height="1.27cm" svg:x="7.794cm" svg:y="1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7.794cm" svg:y="1cm" svg:viewBox="0 0 319 1271" svg:d="M0 79c0-44 35-79 80-79h159c45 0 80 35 80 79v1113c0 44-35 79-80 79h-159c-45 0-80-35-80-79z">
          <text:p/>
        </draw:path>
        <draw:path draw:style-name="gr1" draw:text-style-name="P1" draw:layer="layout" svg:width="0.317cm" svg:height="1.27cm" svg:x="8.747cm" svg:y="1cm" svg:viewBox="0 0 318 1271" svg:d="M0 79c0-44 35-79 79-79h160c44 0 79 35 79 79v1113c0 44-35 79-79 79h-160c-44 0-79-35-79-79z">
          <text:p/>
        </draw:path>
        <draw:path draw:style-name="gr2" draw:text-style-name="P2" draw:layer="layout" svg:width="0.317cm" svg:height="1.27cm" svg:x="8.747cm" svg:y="1cm" svg:viewBox="0 0 318 1271" svg:d="M0 79c0-44 35-79 79-79h160c44 0 79 35 79 79v1113c0 44-35 79-79 79h-160c-44 0-79-35-79-79z">
          <text:p/>
        </draw:path>
        <draw:line draw:style-name="gr2" draw:text-style-name="P2" draw:layer="layout" svg:x1="8.112cm" svg:y1="1.635cm" svg:x2="8.731cm" svg:y2="1.635cm">
          <text:p/>
        </draw:line>
        <draw:polygon draw:style-name="gr3" draw:text-style-name="P3" draw:layer="layout" svg:width="0cm" svg:height="0.031cm" svg:x="8.112cm" svg:y="1.619cm" svg:viewBox="0 0 0 32" draw:points="0,32 0,0">
          <text:p/>
        </draw:polygon>
        <draw:polygon draw:style-name="gr3" draw:text-style-name="P3" draw:layer="layout" svg:width="0.227cm" svg:height="0.146cm" svg:x="8.504cm" svg:y="1.562cm" svg:viewBox="0 0 228 147" draw:points="228,74 0,147 0,0">
          <text:p/>
        </draw:polygon>
        <draw:path draw:style-name="gr3" draw:text-style-name="P3" draw:layer="layout" svg:width="0.259cm" svg:height="0.19cm" svg:x="8.488cm" svg:y="1.54cm" svg:viewBox="0 0 260 191" svg:d="M260 84v22l-260 85v-191zM33 147l160-52-160-52z">
          <text:p/>
        </draw:path>
        <draw:line draw:style-name="gr2" draw:text-style-name="P2" draw:layer="layout" svg:x1="9.064cm" svg:y1="1.635cm" svg:x2="9.699cm" svg:y2="1.635cm">
          <text:p/>
        </draw:line>
        <draw:polygon draw:style-name="gr3" draw:text-style-name="P3" draw:layer="layout" svg:width="0cm" svg:height="0.031cm" svg:x="9.064cm" svg:y="1.619cm" svg:viewBox="0 0 0 32" draw:points="0,32 0,0">
          <text:p/>
        </draw:polygon>
        <draw:polygon draw:style-name="gr3" draw:text-style-name="P3" draw:layer="layout" svg:width="0.227cm" svg:height="0.146cm" svg:x="9.472cm" svg:y="1.562cm" svg:viewBox="0 0 228 147" draw:points="228,74 0,147 0,0">
          <text:p/>
        </draw:polygon>
        <draw:path draw:style-name="gr3" draw:text-style-name="P3" draw:layer="layout" svg:width="0.243cm" svg:height="0.19cm" svg:x="9.456cm" svg:y="1.54cm" svg:viewBox="0 0 244 191" svg:d="M244 78v34l-244 79v-191zM32 147l161-52-161-52z">
          <text:p/>
        </draw:path>
        <draw:path draw:style-name="gr1" draw:text-style-name="P1" draw:layer="layout" svg:width="0.318cm" svg:height="1.27cm" svg:x="11.604cm" svg:y="1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11.604cm" svg:y="1cm" svg:viewBox="0 0 319 1271" svg:d="M0 79c0-44 35-79 80-79h159c45 0 80 35 80 79v1113c0 44-35 79-80 79h-159c-45 0-80-35-80-79z">
          <text:p/>
        </draw:path>
        <draw:line draw:style-name="gr2" draw:text-style-name="P2" draw:layer="layout" svg:x1="10.969cm" svg:y1="1.635cm" svg:x2="11.588cm" svg:y2="1.635cm">
          <text:p/>
        </draw:line>
        <draw:polygon draw:style-name="gr3" draw:text-style-name="P3" draw:layer="layout" svg:width="0cm" svg:height="0.031cm" svg:x="10.969cm" svg:y="1.619cm" svg:viewBox="0 0 0 32" draw:points="0,32 0,0">
          <text:p/>
        </draw:polygon>
        <draw:polygon draw:style-name="gr3" draw:text-style-name="P3" draw:layer="layout" svg:width="0.227cm" svg:height="0.146cm" svg:x="11.361cm" svg:y="1.562cm" svg:viewBox="0 0 228 147" draw:points="228,74 0,147 0,0">
          <text:p/>
        </draw:polygon>
        <draw:path draw:style-name="gr3" draw:text-style-name="P3" draw:layer="layout" svg:width="0.259cm" svg:height="0.19cm" svg:x="11.345cm" svg:y="1.54cm" svg:viewBox="0 0 260 191" svg:d="M260 84v22l-260 85v-191zM33 147l161-52-161-52z">
          <text:p/>
        </draw:path>
        <draw:path draw:style-name="gr4" draw:text-style-name="P4" draw:layer="layout" svg:width="2.54cm" svg:height="0.662cm" svg:x="9.064cm" svg:y="1cm" svg:viewBox="0 0 2541 663" svg:d="M0 79c0-44 35-79 80-79h2382c44 0 79 35 79 79v505c0 42-35 79-79 79h-2382c-45 0-80-37-80-79z">
          <text:p/>
        </draw:path>
        <draw:path draw:style-name="gr5" draw:text-style-name="P2" draw:layer="layout" svg:width="2.54cm" svg:height="0.662cm" svg:x="9.064cm" svg:y="1cm" svg:viewBox="0 0 2541 663" svg:d="M0 79c0-44 35-79 80-79h2382c44 0 79 35 79 79v505c0 42-35 79-79 79h-2382c-45 0-80-37-80-79z">
          <text:p/>
        </draw:path>
        <draw:polygon draw:style-name="gr3" draw:text-style-name="P3" draw:layer="layout" svg:width="0.067cm" svg:height="0.074cm" svg:x="10.103cm" svg:y="1.569cm" svg:viewBox="0 0 68 75" draw:points="0,75 0,38 0,0 68,0 68,38 68,75">
          <text:p/>
        </draw:polygon>
        <draw:polygon draw:style-name="gr3" draw:text-style-name="P3" draw:layer="layout" svg:width="0.066cm" svg:height="0.074cm" svg:x="10.299cm" svg:y="1.569cm" svg:viewBox="0 0 67 75" draw:points="0,75 0,38 0,0 67,0 67,38 67,75">
          <text:p/>
        </draw:polygon>
        <draw:polygon draw:style-name="gr3" draw:text-style-name="P3" draw:layer="layout" svg:width="0.066cm" svg:height="0.074cm" svg:x="10.494cm" svg:y="1.569cm" svg:viewBox="0 0 67 75" draw:points="0,75 0,38 0,0 67,0 67,38 67,75">
          <text:p/>
        </draw:polygon>
        <draw:line draw:style-name="gr2" draw:text-style-name="P2" draw:layer="layout" svg:x1="7.953cm" svg:y1="2.905cm" svg:x2="7.953cm" svg:y2="2.286cm">
          <text:p/>
        </draw:line>
        <draw:polygon draw:style-name="gr3" draw:text-style-name="P3" draw:layer="layout" svg:width="0.146cm" svg:height="0.227cm" svg:x="7.88cm" svg:y="2.286cm" svg:viewBox="0 0 147 228" draw:points="147,228 0,228 74,0">
          <text:p/>
        </draw:polygon>
        <draw:path draw:style-name="gr3" draw:text-style-name="P3" draw:layer="layout" svg:width="0.19cm" svg:height="0.259cm" svg:x="7.858cm" svg:y="2.27cm" svg:viewBox="0 0 191 260" svg:d="M191 260h-191l85-260h22zM43 228h105l-52-161z">
          <text:p/>
        </draw:path>
        <draw:line draw:style-name="gr2" draw:text-style-name="P2" draw:layer="layout" svg:x1="8.906cm" svg:y1="2.905cm" svg:x2="8.906cm" svg:y2="2.286cm">
          <text:p/>
        </draw:line>
        <draw:polygon draw:style-name="gr3" draw:text-style-name="P3" draw:layer="layout" svg:width="0.147cm" svg:height="0.227cm" svg:x="8.832cm" svg:y="2.286cm" svg:viewBox="0 0 148 228" draw:points="148,228 0,228 74,0">
          <text:p/>
        </draw:polygon>
        <draw:path draw:style-name="gr3" draw:text-style-name="P3" draw:layer="layout" svg:width="0.191cm" svg:height="0.259cm" svg:x="8.81cm" svg:y="2.27cm" svg:viewBox="0 0 192 260" svg:d="M192 260h-192l85-260h23zM43 228h106l-52-161z">
          <text:p/>
        </draw:path>
        <draw:line draw:style-name="gr2" draw:text-style-name="P2" draw:layer="layout" svg:x1="11.763cm" svg:y1="2.905cm" svg:x2="11.763cm" svg:y2="2.286cm">
          <text:p/>
        </draw:line>
        <draw:polygon draw:style-name="gr3" draw:text-style-name="P3" draw:layer="layout" svg:width="0.146cm" svg:height="0.227cm" svg:x="11.69cm" svg:y="2.286cm" svg:viewBox="0 0 147 228" draw:points="147,228 0,228 74,0">
          <text:p/>
        </draw:polygon>
        <draw:path draw:style-name="gr3" draw:text-style-name="P3" draw:layer="layout" svg:width="0.19cm" svg:height="0.259cm" svg:x="11.668cm" svg:y="2.27cm" svg:viewBox="0 0 191 260" svg:d="M191 260h-191l85-260h22zM44 228h104l-52-161z">
          <text:p/>
        </draw:path>
        <draw:line draw:style-name="gr2" draw:text-style-name="P2" draw:layer="layout" svg:x1="7.953cm" svg:y1="1cm" svg:x2="7.953cm" svg:y2="0.381cm">
          <text:p/>
        </draw:line>
        <draw:polygon draw:style-name="gr3" draw:text-style-name="P3" draw:layer="layout" svg:width="0.031cm" svg:height="0cm" svg:x="7.937cm" svg:y="1cm" svg:viewBox="0 0 32 0" draw:points="32,0 0,0">
          <text:p/>
        </draw:polygon>
        <draw:polygon draw:style-name="gr6" draw:text-style-name="P3" draw:layer="layout" svg:width="0.146cm" svg:height="0.227cm" svg:x="7.88cm" svg:y="0.381cm" svg:viewBox="0 0 147 228" draw:points="74,0 147,228 0,228">
          <text:p/>
        </draw:polygon>
        <draw:line draw:style-name="gr2" draw:text-style-name="P2" draw:layer="layout" svg:x1="8.906cm" svg:y1="1cm" svg:x2="8.906cm" svg:y2="0.381cm">
          <text:p/>
        </draw:line>
        <draw:polygon draw:style-name="gr3" draw:text-style-name="P3" draw:layer="layout" svg:width="0.03cm" svg:height="0cm" svg:x="8.89cm" svg:y="1cm" svg:viewBox="0 0 31 0" draw:points="31,0 0,0">
          <text:p/>
        </draw:polygon>
        <draw:polygon draw:style-name="gr6" draw:text-style-name="P3" draw:layer="layout" svg:width="0.147cm" svg:height="0.227cm" svg:x="8.832cm" svg:y="0.381cm" svg:viewBox="0 0 148 228" draw:points="74,0 148,228 0,228">
          <text:p/>
        </draw:polygon>
        <draw:line draw:style-name="gr2" draw:text-style-name="P2" draw:layer="layout" svg:x1="11.763cm" svg:y1="1cm" svg:x2="11.763cm" svg:y2="0.381cm">
          <text:p/>
        </draw:line>
        <draw:polygon draw:style-name="gr3" draw:text-style-name="P3" draw:layer="layout" svg:width="0.031cm" svg:height="0cm" svg:x="11.747cm" svg:y="1cm" svg:viewBox="0 0 32 0" draw:points="32,0 0,0">
          <text:p/>
        </draw:polygon>
        <draw:polygon draw:style-name="gr6" draw:text-style-name="P3" draw:layer="layout" svg:width="0.146cm" svg:height="0.227cm" svg:x="11.69cm" svg:y="0.381cm" svg:viewBox="0 0 147 228" draw:points="74,0 147,228 0,228">
          <text:p/>
        </draw:polygon>
        <draw:path draw:style-name="gr1" draw:text-style-name="P1" draw:layer="layout" svg:width="0.318cm" svg:height="1.27cm" svg:x="1.317cm" svg:y="0.999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1.317cm" svg:y="0.999cm" svg:viewBox="0 0 319 1271" svg:d="M0 81c0-45 35-81 80-81h159c45 0 80 36 80 81v1111c0 45-35 79-80 79h-159c-45 0-80-34-80-79z">
          <text:p/>
        </draw:path>
        <draw:path draw:style-name="gr1" draw:text-style-name="P1" draw:layer="layout" svg:width="0.317cm" svg:height="1.27cm" svg:x="2.27cm" svg:y="0.999cm" svg:viewBox="0 0 318 1271" svg:d="M0 81c0-45 35-81 79-81h160c44 0 79 36 79 81v1111c0 45-35 79-79 79h-160c-44 0-79-34-79-79z">
          <text:p/>
        </draw:path>
        <draw:path draw:style-name="gr2" draw:text-style-name="P2" draw:layer="layout" svg:width="0.317cm" svg:height="1.27cm" svg:x="2.27cm" svg:y="0.999cm" svg:viewBox="0 0 318 1271" svg:d="M0 81c0-45 35-81 79-81h160c44 0 79 36 79 81v1111c0 45-35 79-79 79h-160c-44 0-79-34-79-79z">
          <text:p/>
        </draw:path>
        <draw:line draw:style-name="gr2" draw:text-style-name="P2" draw:layer="layout" svg:x1="1.635cm" svg:y1="1.634cm" svg:x2="2.254cm" svg:y2="1.634cm">
          <text:p/>
        </draw:line>
        <draw:polygon draw:style-name="gr3" draw:text-style-name="P3" draw:layer="layout" svg:width="0cm" svg:height="0.03cm" svg:x="1.635cm" svg:y="1.619cm" svg:viewBox="0 0 0 31" draw:points="0,31 0,0">
          <text:p/>
        </draw:polygon>
        <draw:polygon draw:style-name="gr3" draw:text-style-name="P3" draw:layer="layout" svg:width="0.227cm" svg:height="0.146cm" svg:x="2.027cm" svg:y="1.561cm" svg:viewBox="0 0 228 147" draw:points="228,73 0,147 0,0">
          <text:p/>
        </draw:polygon>
        <draw:path draw:style-name="gr3" draw:text-style-name="P3" draw:layer="layout" svg:width="0.259cm" svg:height="0.191cm" svg:x="2.011cm" svg:y="1.539cm" svg:viewBox="0 0 260 192" svg:d="M260 84v23l-260 85v-192zM33 148l160-53-160-52z">
          <text:p/>
        </draw:path>
        <draw:line draw:style-name="gr2" draw:text-style-name="P2" draw:layer="layout" svg:x1="2.587cm" svg:y1="1.634cm" svg:x2="3.222cm" svg:y2="1.634cm">
          <text:p/>
        </draw:line>
        <draw:polygon draw:style-name="gr3" draw:text-style-name="P3" draw:layer="layout" svg:width="0cm" svg:height="0.03cm" svg:x="2.587cm" svg:y="1.619cm" svg:viewBox="0 0 0 31" draw:points="0,31 0,0">
          <text:p/>
        </draw:polygon>
        <draw:polygon draw:style-name="gr3" draw:text-style-name="P3" draw:layer="layout" svg:width="0.227cm" svg:height="0.146cm" svg:x="2.995cm" svg:y="1.561cm" svg:viewBox="0 0 228 147" draw:points="228,73 0,147 0,0">
          <text:p/>
        </draw:polygon>
        <draw:path draw:style-name="gr3" draw:text-style-name="P3" draw:layer="layout" svg:width="0.243cm" svg:height="0.191cm" svg:x="2.979cm" svg:y="1.539cm" svg:viewBox="0 0 244 192" svg:d="M244 78v35l-244 79v-192zM32 148l161-53-161-52z">
          <text:p/>
        </draw:path>
        <draw:path draw:style-name="gr1" draw:text-style-name="P1" draw:layer="layout" svg:width="0.318cm" svg:height="1.27cm" svg:x="5.127cm" svg:y="0.999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5.127cm" svg:y="0.999cm" svg:viewBox="0 0 319 1271" svg:d="M0 81c0-45 35-81 80-81h159c45 0 80 36 80 81v1111c0 45-35 79-80 79h-159c-45 0-80-34-80-79z">
          <text:p/>
        </draw:path>
        <draw:line draw:style-name="gr2" draw:text-style-name="P2" draw:layer="layout" svg:x1="4.492cm" svg:y1="1.634cm" svg:x2="5.111cm" svg:y2="1.634cm">
          <text:p/>
        </draw:line>
        <draw:polygon draw:style-name="gr3" draw:text-style-name="P3" draw:layer="layout" svg:width="0cm" svg:height="0.03cm" svg:x="4.492cm" svg:y="1.619cm" svg:viewBox="0 0 0 31" draw:points="0,31 0,0">
          <text:p/>
        </draw:polygon>
        <draw:polygon draw:style-name="gr3" draw:text-style-name="P3" draw:layer="layout" svg:width="0.227cm" svg:height="0.146cm" svg:x="4.884cm" svg:y="1.561cm" svg:viewBox="0 0 228 147" draw:points="228,73 0,147 0,0">
          <text:p/>
        </draw:polygon>
        <draw:path draw:style-name="gr3" draw:text-style-name="P3" draw:layer="layout" svg:width="0.259cm" svg:height="0.191cm" svg:x="4.868cm" svg:y="1.539cm" svg:viewBox="0 0 260 192" svg:d="M260 84v23l-260 85v-192zM33 148l161-53-161-52z">
          <text:p/>
        </draw:path>
        <draw:path draw:style-name="gr4" draw:text-style-name="P4" draw:layer="layout" svg:width="2.54cm" svg:height="0.662cm" svg:x="2.587cm" svg:y="0.999cm" svg:viewBox="0 0 2541 663" svg:d="M0 80c0-45 35-80 80-80h2382c44 0 79 35 79 80v503c0 44-35 80-79 80h-2382c-45 0-80-36-80-80z">
          <text:p/>
        </draw:path>
        <draw:path draw:style-name="gr5" draw:text-style-name="P2" draw:layer="layout" svg:width="2.54cm" svg:height="0.662cm" svg:x="2.587cm" svg:y="0.999cm" svg:viewBox="0 0 2541 663" svg:d="M0 80c0-45 35-80 80-80h2382c44 0 79 35 79 80v503c0 44-35 80-79 80h-2382c-45 0-80-36-80-80z">
          <text:p/>
        </draw:path>
        <draw:polygon draw:style-name="gr3" draw:text-style-name="P3" draw:layer="layout" svg:width="0.067cm" svg:height="0.074cm" svg:x="3.626cm" svg:y="1.568cm" svg:viewBox="0 0 68 75" draw:points="0,75 0,38 0,0 68,0 68,38 68,75">
          <text:p/>
        </draw:polygon>
        <draw:polygon draw:style-name="gr3" draw:text-style-name="P3" draw:layer="layout" svg:width="0.066cm" svg:height="0.074cm" svg:x="3.822cm" svg:y="1.568cm" svg:viewBox="0 0 67 75" draw:points="0,75 0,38 0,0 67,0 67,38 67,75">
          <text:p/>
        </draw:polygon>
        <draw:polygon draw:style-name="gr3" draw:text-style-name="P3" draw:layer="layout" svg:width="0.066cm" svg:height="0.074cm" svg:x="4.017cm" svg:y="1.568cm" svg:viewBox="0 0 67 75" draw:points="0,75 0,38 0,0 67,0 67,38 67,75">
          <text:p/>
        </draw:polygon>
        <draw:line draw:style-name="gr2" draw:text-style-name="P2" draw:layer="layout" svg:x1="1.476cm" svg:y1="2.904cm" svg:x2="1.476cm" svg:y2="2.285cm">
          <text:p/>
        </draw:line>
        <draw:polygon draw:style-name="gr3" draw:text-style-name="P3" draw:layer="layout" svg:width="0.146cm" svg:height="0.227cm" svg:x="1.403cm" svg:y="2.285cm" svg:viewBox="0 0 147 228" draw:points="147,228 0,228 74,0">
          <text:p/>
        </draw:polygon>
        <draw:path draw:style-name="gr3" draw:text-style-name="P3" draw:layer="layout" svg:width="0.19cm" svg:height="0.259cm" svg:x="1.381cm" svg:y="2.269cm" svg:viewBox="0 0 191 260" svg:d="M191 260h-191l85-260h22zM43 228h105l-52-161z">
          <text:p/>
        </draw:path>
        <draw:path draw:style-name="gr2" draw:text-style-name="P2" draw:layer="layout" svg:width="0.953cm" svg:height="2.54cm" svg:x="1.476cm" svg:y="0.364cm" svg:viewBox="0 0 954 2541" svg:d="M0 636v-555c0-45 35-81 79-81h319c44 0 79 36 79 81v2381c0 45 35 79 80 79h317c45 0 80-34 80-79v-556">
          <text:p/>
        </draw:path>
        <draw:polygon draw:style-name="gr3" draw:text-style-name="P3" draw:layer="layout" svg:width="0.147cm" svg:height="0.227cm" svg:x="2.355cm" svg:y="2.269cm" svg:viewBox="0 0 148 228" draw:points="148,228 0,228 74,0">
          <text:p/>
        </draw:polygon>
        <draw:path draw:style-name="gr3" draw:text-style-name="P3" draw:layer="layout" svg:width="0.191cm" svg:height="0.243cm" svg:x="2.333cm" svg:y="2.269cm" svg:viewBox="0 0 192 244" svg:d="M192 244h-192l79-244h35zM43 213h106l-52-162z">
          <text:p/>
        </draw:path>
        <draw:path draw:style-name="gr1" draw:text-style-name="P1" draw:layer="layout" svg:width="0.318cm" svg:height="1.27cm" svg:x="3.222cm" svg:y="0.999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3.222cm" svg:y="0.999cm" svg:viewBox="0 0 319 1271" svg:d="M0 81c0-45 35-81 80-81h159c45 0 80 36 80 81v1111c0 45-35 79-80 79h-159c-45 0-80-34-80-79z">
          <text:p/>
        </draw:path>
        <draw:path draw:style-name="gr2" draw:text-style-name="P2" draw:layer="layout" svg:width="0.952cm" svg:height="2.54cm" svg:x="2.429cm" svg:y="0.364cm" svg:viewBox="0 0 953 2541" svg:d="M0 636v-555c0-45 34-81 79-81h318c45 0 80 36 80 81v2381c0 45 35 79 79 79h318c44 0 79-34 79-79v-556">
          <text:p/>
        </draw:path>
        <draw:polygon draw:style-name="gr3" draw:text-style-name="P3" draw:layer="layout" svg:width="0.146cm" svg:height="0.227cm" svg:x="3.308cm" svg:y="2.269cm" svg:viewBox="0 0 147 228" draw:points="147,228 0,228 74,0">
          <text:p/>
        </draw:polygon>
        <draw:path draw:style-name="gr3" draw:text-style-name="P3" draw:layer="layout" svg:width="0.19cm" svg:height="0.243cm" svg:x="3.286cm" svg:y="2.269cm" svg:viewBox="0 0 191 244" svg:d="M191 244h-191l79-244h34zM44 213h104l-52-162z">
          <text:p/>
        </draw:path>
        <draw:path draw:style-name="gr1" draw:text-style-name="P1" draw:layer="layout" svg:width="0.317cm" svg:height="1.27cm" svg:x="4.175cm" svg:y="0.999cm" svg:viewBox="0 0 318 1271" svg:d="M0 81c0-45 35-81 79-81h160c44 0 79 36 79 81v1111c0 45-35 79-79 79h-160c-44 0-79-34-79-79z">
          <text:p/>
        </draw:path>
        <draw:path draw:style-name="gr2" draw:text-style-name="P2" draw:layer="layout" svg:width="0.317cm" svg:height="1.27cm" svg:x="4.175cm" svg:y="0.999cm" svg:viewBox="0 0 318 1271" svg:d="M0 81c0-45 35-81 79-81h160c44 0 79 36 79 81v1111c0 45-35 79-79 79h-160c-44 0-79-34-79-79z">
          <text:p/>
        </draw:path>
        <draw:path draw:style-name="gr2" draw:text-style-name="P2" draw:layer="layout" svg:width="0.952cm" svg:height="2.54cm" svg:x="4.334cm" svg:y="0.364cm" svg:viewBox="0 0 953 2541" svg:d="M0 636v-555c0-45 34-81 79-81h318c45 0 80 36 80 81v2381c0 45 35 79 79 79h318c44 0 79-34 79-79v-556">
          <text:p/>
        </draw:path>
        <draw:polygon draw:style-name="gr3" draw:text-style-name="P3" draw:layer="layout" svg:width="0.146cm" svg:height="0.227cm" svg:x="5.213cm" svg:y="2.269cm" svg:viewBox="0 0 147 228" draw:points="147,228 0,228 74,0">
          <text:p/>
        </draw:polygon>
        <draw:path draw:style-name="gr3" draw:text-style-name="P3" draw:layer="layout" svg:width="0.19cm" svg:height="0.243cm" svg:x="5.191cm" svg:y="2.269cm" svg:viewBox="0 0 191 244" svg:d="M191 244h-191l79-244h34zM44 213h104l-52-162z">
          <text:p/>
        </draw:path>
        <draw:path draw:style-name="gr1" draw:text-style-name="P1" draw:layer="layout" svg:width="0.318cm" svg:height="1.27cm" svg:x="9.699cm" svg:y="1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9.699cm" svg:y="1cm" svg:viewBox="0 0 319 1271" svg:d="M0 79c0-44 35-79 80-79h159c45 0 80 35 80 79v1113c0 44-35 79-80 79h-159c-45 0-80-35-80-79z">
          <text:p/>
        </draw:path>
        <draw:path draw:style-name="gr1" draw:text-style-name="P1" draw:layer="layout" svg:width="0.317cm" svg:height="1.27cm" svg:x="10.652cm" svg:y="1cm" svg:viewBox="0 0 318 1271" svg:d="M0 79c0-44 35-79 79-79h160c44 0 79 35 79 79v1113c0 44-35 79-79 79h-160c-44 0-79-35-79-79z">
          <text:p/>
        </draw:path>
        <draw:path draw:style-name="gr2" draw:text-style-name="P2" draw:layer="layout" svg:width="0.317cm" svg:height="1.27cm" svg:x="10.652cm" svg:y="1cm" svg:viewBox="0 0 318 1271" svg:d="M0 79c0-44 35-79 79-79h160c44 0 79 35 79 79v1113c0 44-35 79-79 79h-160c-44 0-79-35-79-79z">
          <text:p/>
        </draw:path>
        <draw:line draw:style-name="gr2" draw:text-style-name="P2" draw:layer="layout" svg:x1="9.858cm" svg:y1="1cm" svg:x2="9.858cm" svg:y2="0.365cm">
          <text:p/>
        </draw:line>
        <draw:polygon draw:style-name="gr3" draw:text-style-name="P3" draw:layer="layout" svg:width="0.031cm" svg:height="0cm" svg:x="9.842cm" svg:y="1cm" svg:viewBox="0 0 32 0" draw:points="32,0 0,0">
          <text:p/>
        </draw:polygon>
        <draw:polygon draw:style-name="gr6" draw:text-style-name="P3" draw:layer="layout" svg:width="0.146cm" svg:height="0.227cm" svg:x="9.785cm" svg:y="0.365cm" svg:viewBox="0 0 147 228" draw:points="74,0 147,228 0,228">
          <text:p/>
        </draw:polygon>
        <draw:line draw:style-name="gr2" draw:text-style-name="P2" draw:layer="layout" svg:x1="10.811cm" svg:y1="1cm" svg:x2="10.811cm" svg:y2="0.365cm">
          <text:p/>
        </draw:line>
        <draw:polygon draw:style-name="gr3" draw:text-style-name="P3" draw:layer="layout" svg:width="0.03cm" svg:height="0cm" svg:x="10.795cm" svg:y="1cm" svg:viewBox="0 0 31 0" draw:points="31,0 0,0">
          <text:p/>
        </draw:polygon>
        <draw:polygon draw:style-name="gr6" draw:text-style-name="P3" draw:layer="layout" svg:width="0.147cm" svg:height="0.227cm" svg:x="10.737cm" svg:y="0.365cm" svg:viewBox="0 0 148 228" draw:points="74,0 148,228 0,228">
          <text:p/>
        </draw:polygon>
        <draw:line draw:style-name="gr2" draw:text-style-name="P2" draw:layer="layout" svg:x1="9.858cm" svg:y1="2.905cm" svg:x2="9.858cm" svg:y2="2.27cm">
          <text:p/>
        </draw:line>
        <draw:polygon draw:style-name="gr3" draw:text-style-name="P3" draw:layer="layout" svg:width="0.146cm" svg:height="0.227cm" svg:x="9.785cm" svg:y="2.27cm" svg:viewBox="0 0 147 228" draw:points="147,228 0,228 74,0">
          <text:p/>
        </draw:polygon>
        <draw:path draw:style-name="gr3" draw:text-style-name="P3" draw:layer="layout" svg:width="0.19cm" svg:height="0.243cm" svg:x="9.763cm" svg:y="2.27cm" svg:viewBox="0 0 191 244" svg:d="M191 244h-191l79-244h34zM44 212h104l-52-160z">
          <text:p/>
        </draw:path>
        <draw:line draw:style-name="gr2" draw:text-style-name="P2" draw:layer="layout" svg:x1="10.811cm" svg:y1="2.905cm" svg:x2="10.811cm" svg:y2="2.27cm">
          <text:p/>
        </draw:line>
        <draw:polygon draw:style-name="gr3" draw:text-style-name="P3" draw:layer="layout" svg:width="0.147cm" svg:height="0.227cm" svg:x="10.737cm" svg:y="2.27cm" svg:viewBox="0 0 148 228" draw:points="148,228 0,228 74,0">
          <text:p/>
        </draw:polygon>
        <draw:path draw:style-name="gr3" draw:text-style-name="P3" draw:layer="layout" svg:width="0.191cm" svg:height="0.243cm" svg:x="10.715cm" svg:y="2.27cm" svg:viewBox="0 0 192 244" svg:d="M192 244h-192l79-244h35zM44 212h105l-52-160z">
          <text:p/>
        </draw:path>
        <draw:path draw:style-name="gr7" draw:text-style-name="P5" draw:layer="layout" svg:width="4.762cm" svg:height="1.537cm" svg:x="7.477cm" svg:y="0.873cm" svg:viewBox="0 0 4763 1538" svg:d="M0 79c0-44 35-79 79-79h4605c44 0 79 35 79 79v1379c0 45-35 80-79 80h-4605c-44 0-79-35-79-80z">
          <text:p/>
        </draw:path>
        <draw:path draw:style-name="gr2" draw:text-style-name="P2" draw:layer="layout" svg:width="4.762cm" svg:height="1.537cm" svg:x="7.477cm" svg:y="0.873cm" svg:viewBox="0 0 4763 1538" svg:d="M386 0h307M847 0h308M1307 0h308M1768 0h308M2228 0h308M2688 0h308M3149 0h308M3609 0h308M4070 0h307M4530 0h154l48 16 26 38 5 25v153M4763 386v306M4763 845v306M4763 1305v153l-16 48-38 27-25 5h-154M4377 1538h-307M3917 1538h-308M3457 1538h-308M2996 1538h-308M2536 1538h-308M2076 1538h-308M1615 1538h-308M1155 1538h-308M693 1538h-307M233 1538h-154l-47-16-27-38-5-26v-153M0 1151v-306M0 692v-306M0 232v-153l16-47 38-27 25-5h154">
          <text:p/>
        </draw:path>
        <draw:path draw:style-name="gr7" draw:text-style-name="P5" draw:layer="layout" svg:width="4.762cm" svg:height="1.537cm" svg:x="1cm" svg:y="0.866cm" svg:viewBox="0 0 4763 1538" svg:d="M0 80c0-45 35-80 79-80h4605c44 0 79 35 79 80v1378c0 45-35 80-79 80h-4605c-44 0-79-35-79-80z">
          <text:p/>
        </draw:path>
        <draw:path draw:style-name="gr2" draw:text-style-name="P2" draw:layer="layout" svg:width="4.762cm" svg:height="1.537cm" svg:x="1cm" svg:y="0.866cm" svg:viewBox="0 0 4763 1538" svg:d="M386 0h307M847 0h308M1307 0h308M1768 0h308M2228 0h308M2688 0h308M3149 0h308M3609 0h308M4070 0h307M4530 0h154l48 16 26 38 5 26v153M4763 387v306M4763 846v306M4763 1306v152l-16 48-38 27-25 5h-154M4377 1538h-307M3917 1538h-308M3457 1538h-308M2996 1538h-308M2536 1538h-308M2076 1538h-308M1615 1538h-308M1155 1538h-308M693 1538h-307M233 1538h-154l-47-16-27-38-5-26v-152M0 1152v-306M0 693v-306M0 233v-153l16-48 38-27 25-5h154">
          <text:p/>
        </draw:path>
        <draw:path draw:style-name="gr4" draw:text-style-name="P4" draw:layer="layout" svg:width="3.81cm" svg:height="0.953cm" svg:x="2.785cm" svg:y="0.318cm" svg:viewBox="0 0 3811 954" svg:d="M0 80c0-45 35-80 79-80h3653c44 0 79 35 79 80v795c0 44-35 79-79 79h-3653c-44 0-79-35-79-79z">
          <text:p/>
        </draw:path>
        <draw:frame draw:style-name="gr8" draw:text-style-name="P7" draw:layer="layout" svg:width="0.705cm" svg:height="1.017cm" svg:x="10.041cm" svg:y="0.834cm">
          <draw:text-box>
            <text:p text:style-name="P6"><text:span text:style-name="T1">...</text:span></text:p>
          </draw:text-box>
        </draw:frame>
        <draw:frame draw:style-name="gr8" draw:text-style-name="P7" draw:layer="layout" svg:width="0.705cm" svg:height="1.017cm" svg:x="3.564cm" svg:y="0.834cm">
          <draw:text-box>
            <text:p text:style-name="P6"><text:span text:style-name="T1">...</text:span></text:p>
          </draw:text-box>
        </draw:frame>
        <draw:frame draw:style-name="gr9" draw:text-style-name="P9" draw:layer="layout" svg:width="4.477cm" svg:height="0.878cm" svg:x="7.731cm" svg:y="3.043cm">
          <draw:text-box>
            <text:p text:style-name="P8"><text:span text:style-name="T2">مرحله‌ی آموزش</text:span></text:p>
          </draw:text-box>
        </draw:frame>
        <draw:frame draw:style-name="gr10" draw:text-style-name="P9" draw:layer="layout" svg:width="4.699cm" svg:height="0.878cm" svg:x="1cm" svg:y="3.043cm">
          <draw:text-box>
            <text:p text:style-name="P8"><text:span text:style-name="T2">مرحله‌ی تس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08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02:31:46.858173541</meta:creation-date>
    <dc:date>2018-12-20T02:52:42.238184996</dc:date>
    <meta:editing-duration>PT3M57S</meta:editing-duration>
    <meta:editing-cycles>2</meta:editing-cycles>
    <meta:generator>LibreOffice/5.1.6.2$Linux_X86_64 LibreOffice_project/10m0$Build-2</meta:generator>
    <meta:document-statistic meta:object-count="105"/>
  </office:meta>
</office:document-meta>
</file>